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HandPointer.getChildrenSchemaDeterminedID( XMLAttributes attribute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ointer.getDTDDeterminedID( XMLAttributes attributes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ortHandPointer.parseXPointer( String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ortHandPointer.resolveXPointer( QName element , XMLAttributes attributes , Augmentations augs , i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hortHandPointer.getSchem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ointer.getSchem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ointer.isFragment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ointer.ShortHand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ortHandPointer.setSchemeData( String schem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ortHandPointer.getSchemaDeterminedID( XMLAttributes attributes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ortHandPointer.setSchemeName( String sc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ointer.hasMatchingIdentifier( QName element , XMLAttributes attributes , Augmentations augs , int ev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hortHandPointer.isChildFragment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ointer.ShortHandPoint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